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203cm" draw:fill="none" draw:textarea-vertical-align="middle"/>
    </style:style>
    <style:style style:name="gr2" style:family="graphic" style:parent-style-name="standard">
      <style:graphic-properties svg:stroke-color="#004586" draw:fill-color="#0099ff" draw:textarea-horizontal-align="justify" draw:textarea-vertical-align="middle" draw:auto-grow-height="false" fo:min-height="1.147cm" fo:min-width="3.4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728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97cm" fo:min-width="2.728cm"/>
    </style:style>
    <style:style style:name="gr5" style:family="graphic" style:parent-style-name="standard">
      <style:graphic-properties svg:stroke-color="#004586" draw:fill="solid" draw:fill-color="#ccffff" draw:textarea-horizontal-align="justify" draw:textarea-vertical-align="middle" draw:auto-grow-height="false" fo:min-height="1.147cm" fo:min-width="3.437cm"/>
    </style:style>
    <style:style style:name="gr6" style:family="graphic" style:parent-style-name="standard">
      <style:graphic-properties draw:stroke="none" svg:stroke-color="#000000" draw:fill="solid" draw:fill-color="#ccffff" draw:textarea-horizontal-align="left" draw:auto-grow-height="true" draw:auto-grow-width="true" fo:min-height="0.797cm" fo:min-width="2.7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99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mo" fo:font-size="10pt" style:font-size-asian="10pt" style:font-size-complex="10pt"/>
    </style:style>
    <style:style style:name="P5" style:family="paragraph">
      <loext:graphic-properties draw:fill="solid" draw:fill-color="#ccffff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  <style:text-properties style:font-name="Arimo" fo:font-size="10pt" style:font-size-asian="10pt" style:font-size-complex="10pt"/>
    </style:style>
    <style:style style:name="T1" style:family="text">
      <style:text-properties style:font-name="Arim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7.605cm" svg:y1="0.996cm" svg:x2="7.608cm" svg:y2="1.762cm" draw:end-shape="id1" draw:end-glue-point="0" svg:d="M7605 996l3 766" svg:viewBox="0 0 4 767">
          <text:p/>
        </draw:connector>
        <draw:connector draw:style-name="gr1" draw:text-style-name="P1" draw:layer="layout" draw:type="line" svg:x1="7.608cm" svg:y1="3.159cm" svg:x2="7.608cm" svg:y2="4.81cm" draw:start-shape="id1" draw:start-glue-point="2" draw:end-shape="id2" svg:d="M7608 3159v1651" svg:viewBox="0 0 1 1652">
          <text:p/>
        </draw:connector>
        <draw:connector draw:style-name="gr1" draw:text-style-name="P1" draw:layer="layout" draw:type="line" svg:x1="7.608cm" svg:y1="6.207cm" svg:x2="7.607cm" svg:y2="7.758cm" draw:start-shape="id2" draw:start-glue-point="2" draw:end-shape="id3" draw:end-glue-point="0" svg:d="M7608 6207l-1 1551" svg:viewBox="0 0 2 1552">
          <text:p/>
        </draw:connector>
        <draw:g xml:id="id1" draw:id="id1">
          <draw:custom-shape draw:style-name="gr2" draw:text-style-name="P2" draw:layer="layout" svg:width="3.937cm" svg:height="1.397cm" svg:x="5.64cm" svg:y="1.762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228cm" svg:height="1.047cm" svg:x="5.997cm" svg:y="1.953cm">
            <draw:text-box>
              <text:p text:style-name="P3"><text:span text:style-name="T1">Work Group Note</text:span></text:p>
              <text:p text:style-name="P3"><text:span text:style-name="T1">Draft</text:span></text:p>
            </draw:text-box>
          </draw:frame>
        </draw:g>
        <draw:g xml:id="id3" draw:id="id3">
          <draw:custom-shape draw:style-name="gr2" draw:text-style-name="P2" draw:layer="layout" svg:width="3.937cm" svg:height="1.397cm" svg:x="5.639cm" svg:y="7.75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3.228cm" svg:height="1.047cm" svg:x="5.996cm" svg:y="7.949cm">
            <draw:text-box>
              <text:p text:style-name="P3"><text:span text:style-name="T1">Work Group Note</text:span></text:p>
            </draw:text-box>
          </draw:frame>
        </draw:g>
        <draw:g xml:id="id2" draw:id="id2">
          <draw:custom-shape draw:style-name="gr5" draw:text-style-name="P5" draw:layer="layout" svg:width="3.937cm" svg:height="1.397cm" svg:x="5.64cm" svg:y="4.8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3.228cm" svg:height="1.047cm" svg:x="5.997cm" svg:y="5.001cm">
            <draw:text-box>
              <text:p text:style-name="P3"><text:span text:style-name="T1">Work Group Note</text:span></text:p>
              <text:p text:style-name="P3"><text:span text:style-name="T1">Review Draft</text:span></text:p>
            </draw:text-box>
          </draw:frame>
        </draw:g>
        <draw:connector draw:style-name="gr1" draw:text-style-name="P1" draw:layer="layout" draw:line-skew="1.083cm" svg:x1="9.577cm" svg:y1="5.508cm" svg:x2="9.577cm" svg:y2="2.46cm" draw:start-shape="id2" draw:start-glue-point="1" draw:end-shape="id1" svg:d="M9577 5508h1583v-3048h-1583" svg:viewBox="0 0 1584 3049">
          <text:p/>
        </draw:connector>
        <draw:connector draw:style-name="gr1" draw:text-style-name="P1" draw:layer="layout" draw:line-skew="1.083cm" svg:x1="9.576cm" svg:y1="8.456cm" svg:x2="9.577cm" svg:y2="2.46cm" draw:start-shape="id3" draw:start-glue-point="1" draw:end-shape="id1" svg:d="M9576 8456h1584v-5996h-1583" svg:viewBox="0 0 1585 59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Scheel</meta:initial-creator>
    <meta:creation-date>2015-06-08T15:10:01.273771133</meta:creation-date>
    <dc:date>2017-02-17T13:00:06.367731201</dc:date>
    <dc:creator>Jeff Scheel</dc:creator>
    <meta:editing-duration>PT2H40M56S</meta:editing-duration>
    <meta:editing-cycles>16</meta:editing-cycles>
    <meta:generator>LibreOffice/5.1.4.2$Linux_X86_64 LibreOffice_project/10m0$Build-2</meta:generator>
    <meta:document-statistic meta:object-count="14"/>
  </office:meta>
</office:document-meta>
</file>